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59cm"/>
    </style:style>
    <style:style style:name="co4" style:family="table-column">
      <style:table-column-properties fo:break-before="auto" style:column-width="15.482cm"/>
    </style:style>
    <style:style style:name="co5" style:family="table-column">
      <style:table-column-properties fo:break-before="auto" style:column-width="6.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002cm solid #000000"/>
    </style:style>
    <style:style style:name="ce3" style:family="table-cell" style:parent-style-name="Default" style:data-style-name="N100">
      <style:table-cell-properties fo:border-bottom="0.141cm solid #000000" fo:background-color="transparent" fo:border-left="none" fo:border-right="none" fo:border-top="non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="0.002cm solid #000000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fo:background-color="#bddd8d" fo:border="0.002cm solid #000000"/>
    </style:style>
    <style:style style:name="ce8" style:family="table-cell" style:parent-style-name="Default" style:data-style-name="N100">
      <style:table-cell-properties fo:background-color="#bddd8d"/>
    </style:style>
    <style:style style:name="ce9" style:family="table-cell" style:parent-style-name="Default" style:data-style-name="N100">
      <style:table-cell-properties fo:background-color="#ffcc99" fo:border="0.002cm solid #000000"/>
    </style:style>
    <style:style style:name="ce10" style:family="table-cell" style:parent-style-name="Default" style:data-style-name="N100">
      <style:table-cell-properties fo:background-color="#ffcc99"/>
    </style:style>
    <style:style style:name="ce11" style:family="table-cell" style:parent-style-name="Default" style:data-style-name="N100">
      <style:table-cell-properties fo:background-color="#ff6633" fo:border="0.002cm solid #000000"/>
    </style:style>
    <style:style style:name="ce12" style:family="table-cell" style:parent-style-name="Default" style:data-style-name="N100">
      <style:table-cell-properties fo:background-color="#ff6633"/>
    </style:style>
    <style:style style:name="ce13" style:family="table-cell" style:parent-style-name="Default" style:data-style-name="N100">
      <style:table-cell-properties fo:background-color="#ccffff" fo:border="0.002cm solid #000000"/>
    </style:style>
    <style:style style:name="ce14" style:family="table-cell" style:parent-style-name="Default" style:data-style-name="N100">
      <style:table-cell-properties fo:background-color="#ccffff"/>
    </style:style>
    <style:style style:name="ce15" style:family="table-cell" style:parent-style-name="Default" style:data-style-name="N100">
      <style:table-cell-properties fo:background-color="#47b8b8" fo:border="0.002cm solid #000000"/>
    </style:style>
    <style:style style:name="ce16" style:family="table-cell" style:parent-style-name="Default" style:data-style-name="N100">
      <style:table-cell-properties fo:background-color="#47b8b8"/>
    </style:style>
    <style:style style:name="ce17" style:family="table-cell" style:parent-style-name="Default" style:data-style-name="N100">
      <style:table-cell-properties fo:border="0.002cm solid #000000"/>
      <style:text-properties style:font-name="Arial" style:font-name-asian="Arial1" style:font-name-complex="Arial1"/>
    </style:style>
    <style:style style:name="ce18" style:family="table-cell" style:parent-style-name="Default">
      <style:table-cell-properties fo:border-bottom="0.141cm solid #000000" fo:background-color="transparent" fo:border-left="none" fo:border-right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-asian="Arial1" style:font-name-complex="Tahoma"/>
    </style:style>
    <style:style style:name="T2" style:family="text">
      <style:text-properties style:font-name-asian="Arial1" style:font-name-complex="Arial2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default-cell-style-name="ce7"/>
        <table:table-column table:style-name="co3" table:default-cell-style-name="ce9"/>
        <table:table-column table:style-name="co3" table:default-cell-style-name="ce11"/>
        <table:table-column table:style-name="co3" table:default-cell-style-name="ce13"/>
        <table:table-column table:style-name="co3" table:default-cell-style-name="ce15"/>
        <table:table-column table:style-name="co5" table:default-cell-style-name="ce2"/>
        <table:table-column table:style-name="co3" table:number-columns-repeated="1001" table:default-cell-style-name="Default"/>
        <table:table-row table:style-name="ro1">
          <table:table-cell table:style-name="ce1" office:value-type="string">
            <text:p>#FOREST_RULE</text:p>
          </table:table-cell>
          <table:table-cell table:style-name="ce1" office:value-type="string">
            <text:p>LAND USE</text:p>
          </table:table-cell>
          <table:table-cell table:style-name="ce1" office:value-type="string">
            <text:p>TEMP</text:p>
          </table:table-cell>
          <table:table-cell table:style-name="ce1"/>
          <table:table-cell table:style-name="ce1" office:value-type="string">
            <text:p><text:s text:c="2"/>RAINFALL</text:p>
          </table:table-cell>
          <table:table-cell table:style-name="ce1"/>
          <table:table-cell table:style-name="ce1" office:value-type="string">
            <text:p>NAME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#</text:p>
          </table:table-cell>
          <table:table-cell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/>
          <table:table-cell table:number-columns-repeated="1001"/>
        </table:table-row>
        <table:table-row table:style-name="ro1">
          <table:table-cell office:value-type="string">
            <text:p>#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07"/>
        </table:table-row>
        <table:table-row table:style-name="ro1">
          <table:table-cell office:value-type="string">
            <text:p># ------------------------ FRUIT TREES / ORCHARDS ------------------------</text:p>
          </table:table-cell>
          <table:table-cell table:number-columns-repeated="1007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CROP_FRUIT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0</text:p>
          </table:table-cell>
          <table:table-cell office:value-type="string">
            <text:p>525</text:p>
          </table:table-cell>
          <table:table-cell office:value-type="string">
            <text:p>fruit_tmp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<text:span text:style-name="T2">_CROP</text:span>_ORCHARDS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0</text:p>
          </table:table-cell>
          <table:table-cell office:value-type="string">
            <text:p>525</text:p>
          </table:table-cell>
          <table:table-cell office:value-type="string">
            <text:p>orch_tmp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CROP_FRUIT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525</text:p>
          </table:table-cell>
          <table:table-cell office:value-type="string">
            <text:p>795</text:p>
          </table:table-cell>
          <table:table-cell office:value-type="string">
            <text:p>fruit_tmp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<text:span text:style-name="T2">_CROP</text:span>_ORCHARDS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525</text:p>
          </table:table-cell>
          <table:table-cell office:value-type="string">
            <text:p>795</text:p>
          </table:table-cell>
          <table:table-cell office:value-type="string">
            <text:p>orch_tmp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CROP_FRUIT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795</text:p>
          </table:table-cell>
          <table:table-cell office:value-type="string">
            <text:p>1300</text:p>
          </table:table-cell>
          <table:table-cell office:value-type="string">
            <text:p>fruit_tmp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<text:span text:style-name="T2">_CROP</text:span>_ORCHARDS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795</text:p>
          </table:table-cell>
          <table:table-cell office:value-type="string">
            <text:p>1300</text:p>
          </table:table-cell>
          <table:table-cell office:value-type="string">
            <text:p>orch_tmp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CROP_FRUIT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1300</text:p>
          </table:table-cell>
          <table:table-cell office:value-type="string">
            <text:p>99999</text:p>
          </table:table-cell>
          <table:table-cell office:value-type="string">
            <text:p>fruit_tmp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<text:span text:style-name="T2">_CROP</text:span>_ORCHARDS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1300</text:p>
          </table:table-cell>
          <table:table-cell office:value-type="string">
            <text:p>99999</text:p>
          </table:table-cell>
          <table:table-cell office:value-type="string">
            <text:p>orch_tmp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<text:span text:style-name="T2">_CROP</text:span>_ORCHARDS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200</text:p>
          </table:table-cell>
          <table:table-cell office:value-type="string">
            <text:p>925</text:p>
          </table:table-cell>
          <table:table-cell office:value-type="string">
            <text:p>olive_wrm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CROP_FRUIT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>fruit_wrm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<text:span text:style-name="T2">_CROP</text:span>_ORCHARDS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orch_wrm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CROP_FRUIT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600</text:p>
          </table:table-cell>
          <table:table-cell office:value-type="string">
            <text:p>875</text:p>
          </table:table-cell>
          <table:table-cell office:value-type="string">
            <text:p>fruit_wrm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CROP_FRUIT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875</text:p>
          </table:table-cell>
          <table:table-cell office:value-type="string">
            <text:p>1375</text:p>
          </table:table-cell>
          <table:table-cell office:value-type="string">
            <text:p>fruit_wrm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<text:span text:style-name="T2">_CROP</text:span>_ORCHARDS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925</text:p>
          </table:table-cell>
          <table:table-cell office:value-type="string">
            <text:p>1375</text:p>
          </table:table-cell>
          <table:table-cell office:value-type="string">
            <text:p>orch_wrm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CROP_FRUIT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1375</text:p>
          </table:table-cell>
          <table:table-cell office:value-type="string">
            <text:p>99999</text:p>
          </table:table-cell>
          <table:table-cell office:value-type="string">
            <text:p>fruit_wrm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<text:span text:style-name="T2">_CROP</text:span>_ORCHARDS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1375</text:p>
          </table:table-cell>
          <table:table-cell office:value-type="string">
            <text:p>99999</text:p>
          </table:table-cell>
          <table:table-cell office:value-type="string">
            <text:p>orch_wrm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CROP_FRUIT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0</text:p>
          </table:table-cell>
          <table:table-cell office:value-type="string">
            <text:p>675</text:p>
          </table:table-cell>
          <table:table-cell office:value-type="string">
            <text:p>fruit_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<text:span text:style-name="T2">_CROP</text:span>_ORCHARDS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0</text:p>
          </table:table-cell>
          <table:table-cell office:value-type="string">
            <text:p>675</text:p>
          </table:table-cell>
          <table:table-cell office:value-type="string">
            <text:p>orch_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CROP_FRUIT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675</text:p>
          </table:table-cell>
          <table:table-cell office:value-type="string">
            <text:p>980</text:p>
          </table:table-cell>
          <table:table-cell office:value-type="string">
            <text:p>fruit_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<text:span text:style-name="T2">_CROP</text:span>_ORCHARDS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675</text:p>
          </table:table-cell>
          <table:table-cell office:value-type="string">
            <text:p>980</text:p>
          </table:table-cell>
          <table:table-cell office:value-type="string">
            <text:p>orch_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CROP_FRUIT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980</text:p>
          </table:table-cell>
          <table:table-cell office:value-type="string">
            <text:p>1395</text:p>
          </table:table-cell>
          <table:table-cell office:value-type="string">
            <text:p>fruit_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<text:span text:style-name="T2">_CROP</text:span>_ORCHARDS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980</text:p>
          </table:table-cell>
          <table:table-cell office:value-type="string">
            <text:p>1395</text:p>
          </table:table-cell>
          <table:table-cell office:value-type="string">
            <text:p>orch_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CROP_FRUIT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1395</text:p>
          </table:table-cell>
          <table:table-cell office:value-type="string">
            <text:p>99999</text:p>
          </table:table-cell>
          <table:table-cell office:value-type="string">
            <text:p>fruit_hot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<text:span text:style-name="T2">_CROP</text:span>_ORCHARDS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1395</text:p>
          </table:table-cell>
          <table:table-cell office:value-type="string">
            <text:p>99999</text:p>
          </table:table-cell>
          <table:table-cell office:value-type="string">
            <text:p>orch_hot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CROP_FRUIT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0</text:p>
          </table:table-cell>
          <table:table-cell office:value-type="string">
            <text:p>745</text:p>
          </table:table-cell>
          <table:table-cell office:value-type="string">
            <text:p>fruit_v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<text:span text:style-name="T2">_CROP</text:span>_ORCHARDS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0</text:p>
          </table:table-cell>
          <table:table-cell office:value-type="string">
            <text:p>745</text:p>
          </table:table-cell>
          <table:table-cell office:value-type="string">
            <text:p>orch_v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CROP_FRUIT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745</text:p>
          </table:table-cell>
          <table:table-cell office:value-type="string">
            <text:p>1055</text:p>
          </table:table-cell>
          <table:table-cell office:value-type="string">
            <text:p>fruit_v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<text:span text:style-name="T2">_CROP</text:span>_ORCHARDS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745</text:p>
          </table:table-cell>
          <table:table-cell office:value-type="string">
            <text:p>1055</text:p>
          </table:table-cell>
          <table:table-cell office:value-type="string">
            <text:p>orch_v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CROP_FRUIT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055</text:p>
          </table:table-cell>
          <table:table-cell office:value-type="string">
            <text:p>1425</text:p>
          </table:table-cell>
          <table:table-cell office:value-type="string">
            <text:p>fruit_v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<text:span text:style-name="T2">_CROP</text:span>_ORCHARDS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055</text:p>
          </table:table-cell>
          <table:table-cell office:value-type="string">
            <text:p>1425</text:p>
          </table:table-cell>
          <table:table-cell office:value-type="string">
            <text:p>orch_v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CROP_FRUIT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425</text:p>
          </table:table-cell>
          <table:table-cell office:value-type="string">
            <text:p>99999</text:p>
          </table:table-cell>
          <table:table-cell office:value-type="string">
            <text:p>fruit_vhot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<text:span text:style-name="T2">_CROP</text:span>_ORCHARDS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425</text:p>
          </table:table-cell>
          <table:table-cell office:value-type="string">
            <text:p>99999</text:p>
          </table:table-cell>
          <table:table-cell office:value-type="string">
            <text:p>orch_vhot_rain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6"/>
          <table:table-cell table:style-name="ce18" table:number-columns-repeated="1001"/>
        </table:table-row>
        <table:table-row table:style-name="ro1">
          <table:table-cell table:style-name="ce4" office:value-type="string">
            <text:p># For the colder climates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4"/>
          <table:table-cell table:number-columns-repeated="1001"/>
        </table:table-row>
        <table:table-row table:style-name="ro1">
          <table:table-cell table:style-name="ce1" office:value-type="string">
            <text:p>#FOREST_RULE</text:p>
          </table:table-cell>
          <table:table-cell table:style-name="ce1" office:value-type="string">
            <text:p>LAND USE</text:p>
          </table:table-cell>
          <table:table-cell table:style-name="ce1" office:value-type="string">
            <text:p>TEMP</text:p>
          </table:table-cell>
          <table:table-cell table:style-name="ce1"/>
          <table:table-cell table:style-name="ce1" office:value-type="string">
            <text:p><text:s text:c="2"/>RAINFALL</text:p>
          </table:table-cell>
          <table:table-cell table:style-name="ce1"/>
          <table:table-cell table:style-name="ce1" office:value-type="string">
            <text:p>NAME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#</text:p>
          </table:table-cell>
          <table:table-cell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5" office:value-type="string">
            <text:p>#SPARSE</text:p>
          </table:table-cell>
          <table:table-cell table:number-columns-repeated="1007"/>
        </table:table-row>
        <table:table-row table:style-name="ro1">
          <table:table-cell table:style-name="ce6" office:value-type="string">
            <text:p>FOREST_RULE</text:p>
          </table:table-cell>
          <table:table-cell office:value-type="string">
            <text:p>lu_globcover_SPARSE_TREES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0</text:p>
          </table:table-cell>
          <table:table-cell office:value-type="string">
            <text:p>675</text:p>
          </table:table-cell>
          <table:table-cell office:value-type="string">
            <text:p>sparse_tr_hot_dry</text:p>
          </table:table-cell>
          <table:table-cell table:number-columns-repeated="1001"/>
        </table:table-row>
        <table:table-row table:style-name="ro1">
          <table:table-cell table:style-name="ce6" office:value-type="string">
            <text:p>FOREST_RULE</text:p>
          </table:table-cell>
          <table:table-cell office:value-type="string">
            <text:p>lu_globcover_SPARSE,lu_globcover_SPARSE_SCREE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0</text:p>
          </table:table-cell>
          <table:table-cell office:value-type="string">
            <text:p>675</text:p>
          </table:table-cell>
          <table:table-cell office:value-type="string">
            <text:p>sparse_hot_dry</text:p>
          </table:table-cell>
          <table:table-cell table:number-columns-repeated="1001"/>
        </table:table-row>
        <table:table-row table:style-name="ro1">
          <table:table-cell table:style-name="ce6"/>
          <table:table-cell table:number-columns-repeated="1007"/>
        </table:table-row>
        <table:table-row table:style-name="ro1">
          <table:table-cell table:style-name="ce6" office:value-type="string">
            <text:p>FOREST_RULE</text:p>
          </table:table-cell>
          <table:table-cell office:value-type="string">
            <text:p>lu_globcover_SPARSE_TREES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675</text:p>
          </table:table-cell>
          <table:table-cell office:value-type="string">
            <text:p>99999</text:p>
          </table:table-cell>
          <table:table-cell office:value-type="string">
            <text:p>sparse_tr_hot_sdry</text:p>
          </table:table-cell>
          <table:table-cell table:number-columns-repeated="1001"/>
        </table:table-row>
        <table:table-row table:style-name="ro1">
          <table:table-cell table:style-name="ce6" office:value-type="string">
            <text:p>FOREST_RULE</text:p>
          </table:table-cell>
          <table:table-cell office:value-type="string">
            <text:p>lu_globcover_SPARSE,lu_globcover_SPARSE_SCREE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675</text:p>
          </table:table-cell>
          <table:table-cell office:value-type="string">
            <text:p>99999</text:p>
          </table:table-cell>
          <table:table-cell office:value-type="string">
            <text:p>sparse_hot_sdry</text:p>
          </table:table-cell>
          <table:table-cell table:number-columns-repeated="1001"/>
        </table:table-row>
        <table:table-row table:style-name="ro1">
          <table:table-cell table:style-name="ce6"/>
          <table:table-cell table:number-columns-repeated="1007"/>
        </table:table-row>
        <table:table-row table:style-name="ro1">
          <table:table-cell table:style-name="ce6" office:value-type="string">
            <text:p>FOREST_RULE</text:p>
          </table:table-cell>
          <table:table-cell office:value-type="string">
            <text:p>lu_globcover_SPARSE_TREES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0</text:p>
          </table:table-cell>
          <table:table-cell office:value-type="string">
            <text:p>745</text:p>
          </table:table-cell>
          <table:table-cell office:value-type="string">
            <text:p>sparse_tr_vhot_dry</text:p>
          </table:table-cell>
          <table:table-cell table:number-columns-repeated="1001"/>
        </table:table-row>
        <table:table-row table:style-name="ro1">
          <table:table-cell table:style-name="ce6" office:value-type="string">
            <text:p>FOREST_RULE</text:p>
          </table:table-cell>
          <table:table-cell office:value-type="string">
            <text:p>lu_globcover_SPARSE,lu_globcover_SPARSE_SCREE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0</text:p>
          </table:table-cell>
          <table:table-cell office:value-type="string">
            <text:p>745</text:p>
          </table:table-cell>
          <table:table-cell office:value-type="string">
            <text:p>sparse_vhot_dry</text:p>
          </table:table-cell>
          <table:table-cell table:number-columns-repeated="1001"/>
        </table:table-row>
        <table:table-row table:style-name="ro1">
          <table:table-cell table:style-name="ce6"/>
          <table:table-cell table:number-columns-repeated="1007"/>
        </table:table-row>
        <table:table-row table:style-name="ro1">
          <table:table-cell table:style-name="ce6" office:value-type="string">
            <text:p>FOREST_RULE</text:p>
          </table:table-cell>
          <table:table-cell office:value-type="string">
            <text:p>lu_globcover_SPARSE_TREES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745</text:p>
          </table:table-cell>
          <table:table-cell office:value-type="string">
            <text:p>99999</text:p>
          </table:table-cell>
          <table:table-cell office:value-type="string">
            <text:p>sparse_tr_vhot_sdry</text:p>
          </table:table-cell>
          <table:table-cell table:number-columns-repeated="1001"/>
        </table:table-row>
        <table:table-row table:style-name="ro1">
          <table:table-cell table:style-name="ce6" office:value-type="string">
            <text:p>FOREST_RULE</text:p>
          </table:table-cell>
          <table:table-cell office:value-type="string">
            <text:p>lu_globcover_SPARSE,lu_globcover_SPARSE_SCREE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745</text:p>
          </table:table-cell>
          <table:table-cell office:value-type="string">
            <text:p>99999</text:p>
          </table:table-cell>
          <table:table-cell office:value-type="string">
            <text:p>sparse_vhot_sdry</text:p>
          </table:table-cell>
          <table:table-cell table:number-columns-repeated="1001"/>
        </table:table-row>
        <table:table-row table:style-name="ro1">
          <table:table-cell table:style-name="ce6"/>
          <table:table-cell table:number-columns-repeated="1007"/>
        </table:table-row>
        <table:table-row table:style-name="ro1">
          <table:table-cell table:style-name="ce4" office:value-type="string">
            <text:p>#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4"/>
          <table:table-cell table:number-columns-repeated="1001"/>
        </table:table-row>
        <table:table-row table:style-name="ro1">
          <table:table-cell table:style-name="ce1" office:value-type="string">
            <text:p>#FOREST_RULE</text:p>
          </table:table-cell>
          <table:table-cell table:style-name="ce1" office:value-type="string">
            <text:p>LAND USE</text:p>
          </table:table-cell>
          <table:table-cell table:style-name="ce1" office:value-type="string">
            <text:p>TEMP</text:p>
          </table:table-cell>
          <table:table-cell table:style-name="ce1"/>
          <table:table-cell table:style-name="ce1" office:value-type="string">
            <text:p><text:s text:c="2"/>RAINFALL</text:p>
          </table:table-cell>
          <table:table-cell table:style-name="ce1"/>
          <table:table-cell table:style-name="ce1" office:value-type="string">
            <text:p>NAME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#</text:p>
          </table:table-cell>
          <table:table-cell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5" office:value-type="string">
            <text:p>#WETLAND – has fallbacks in <text:s/>GRASSLAND, SHRUB and BROADLEAVED_SPARSE</text:p>
          </table:table-cell>
          <table:table-cell table:number-columns-repeated="1007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0</text:p>
          </table:table-cell>
          <table:table-cell office:value-type="string">
            <text:p>155</text:p>
          </table:table-cell>
          <table:table-cell office:value-type="string">
            <text:p>wetl_wdy_v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55</text:p>
          </table:table-cell>
          <table:table-cell office:value-type="string">
            <text:p>475</text:p>
          </table:table-cell>
          <table:table-cell office:value-type="string">
            <text:p>wetl_wdy_v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475</text:p>
          </table:table-cell>
          <table:table-cell office:value-type="string">
            <text:p>1100</text:p>
          </table:table-cell>
          <table:table-cell office:value-type="string">
            <text:p>wetl_wdy_v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100</text:p>
          </table:table-cell>
          <table:table-cell office:value-type="string">
            <text:p>99999</text:p>
          </table:table-cell>
          <table:table-cell office:value-type="string">
            <text:p>wetl_wdy_vcld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0</text:p>
          </table:table-cell>
          <table:table-cell office:value-type="string">
            <text:p>405</text:p>
          </table:table-cell>
          <table:table-cell office:value-type="string">
            <text:p>wetl_wdy_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405</text:p>
          </table:table-cell>
          <table:table-cell office:value-type="string">
            <text:p>675</text:p>
          </table:table-cell>
          <table:table-cell office:value-type="string">
            <text:p>wetl_wdy_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675</text:p>
          </table:table-cell>
          <table:table-cell office:value-type="string">
            <text:p>1250</text:p>
          </table:table-cell>
          <table:table-cell office:value-type="string">
            <text:p>wetl_wdy_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1250</text:p>
          </table:table-cell>
          <table:table-cell office:value-type="string">
            <text:p>99999</text:p>
          </table:table-cell>
          <table:table-cell office:value-type="string">
            <text:p>wetl_wdy_cld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0</text:p>
          </table:table-cell>
          <table:table-cell office:value-type="string">
            <text:p>525</text:p>
          </table:table-cell>
          <table:table-cell office:value-type="string">
            <text:p>wetl_wdy_tmp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525</text:p>
          </table:table-cell>
          <table:table-cell office:value-type="string">
            <text:p>795</text:p>
          </table:table-cell>
          <table:table-cell office:value-type="string">
            <text:p>wetl_wdy_tmp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795</text:p>
          </table:table-cell>
          <table:table-cell office:value-type="string">
            <text:p>1300</text:p>
          </table:table-cell>
          <table:table-cell office:value-type="string">
            <text:p>wetl_wdy_tmp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1300</text:p>
          </table:table-cell>
          <table:table-cell office:value-type="string">
            <text:p>99999</text:p>
          </table:table-cell>
          <table:table-cell office:value-type="string">
            <text:p>wetl_wdy_tmp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>wetl_wdy_wrm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600</text:p>
          </table:table-cell>
          <table:table-cell office:value-type="string">
            <text:p>875</text:p>
          </table:table-cell>
          <table:table-cell office:value-type="string">
            <text:p>wetl_wdy_wrm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875</text:p>
          </table:table-cell>
          <table:table-cell office:value-type="string">
            <text:p>1375</text:p>
          </table:table-cell>
          <table:table-cell office:value-type="string">
            <text:p>wetl_wdy_wrm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1375</text:p>
          </table:table-cell>
          <table:table-cell office:value-type="string">
            <text:p>99999</text:p>
          </table:table-cell>
          <table:table-cell office:value-type="string">
            <text:p>wetl_wdy_wrm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0</text:p>
          </table:table-cell>
          <table:table-cell office:value-type="string">
            <text:p>675</text:p>
          </table:table-cell>
          <table:table-cell office:value-type="string">
            <text:p>wetl_wdy_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675</text:p>
          </table:table-cell>
          <table:table-cell office:value-type="string">
            <text:p>980</text:p>
          </table:table-cell>
          <table:table-cell office:value-type="string">
            <text:p>wetl_wdy_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980</text:p>
          </table:table-cell>
          <table:table-cell office:value-type="string">
            <text:p>1395</text:p>
          </table:table-cell>
          <table:table-cell office:value-type="string">
            <text:p>wetl_wdy_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1395</text:p>
          </table:table-cell>
          <table:table-cell office:value-type="string">
            <text:p>99999</text:p>
          </table:table-cell>
          <table:table-cell office:value-type="string">
            <text:p>wetl_wdy_hot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0</text:p>
          </table:table-cell>
          <table:table-cell office:value-type="string">
            <text:p>745</text:p>
          </table:table-cell>
          <table:table-cell office:value-type="string">
            <text:p>wetl_wdy_v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745</text:p>
          </table:table-cell>
          <table:table-cell office:value-type="string">
            <text:p>1055</text:p>
          </table:table-cell>
          <table:table-cell office:value-type="string">
            <text:p>wetl_wdy_v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055</text:p>
          </table:table-cell>
          <table:table-cell office:value-type="string">
            <text:p>1425</text:p>
          </table:table-cell>
          <table:table-cell office:value-type="string">
            <text:p>wetl_wdy_vhot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BROADLEAVED_OPEN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425</text:p>
          </table:table-cell>
          <table:table-cell office:value-type="string">
            <text:p>99999</text:p>
          </table:table-cell>
          <table:table-cell office:value-type="string">
            <text:p>wetl_wdy_vhot_wet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0</text:p>
          </table:table-cell>
          <table:table-cell office:value-type="string">
            <text:p>155</text:p>
          </table:table-cell>
          <table:table-cell office:value-type="string">
            <text:p>wetl_shrb_v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55</text:p>
          </table:table-cell>
          <table:table-cell office:value-type="string">
            <text:p>475</text:p>
          </table:table-cell>
          <table:table-cell office:value-type="string">
            <text:p>wetl_shrb_v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475</text:p>
          </table:table-cell>
          <table:table-cell office:value-type="string">
            <text:p>1100</text:p>
          </table:table-cell>
          <table:table-cell office:value-type="string">
            <text:p>wetl_shrb_v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100</text:p>
          </table:table-cell>
          <table:table-cell office:value-type="string">
            <text:p>99999</text:p>
          </table:table-cell>
          <table:table-cell office:value-type="string">
            <text:p>wetl_shrb_vcld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0</text:p>
          </table:table-cell>
          <table:table-cell office:value-type="string">
            <text:p>405</text:p>
          </table:table-cell>
          <table:table-cell office:value-type="string">
            <text:p>wetl_shrb_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405</text:p>
          </table:table-cell>
          <table:table-cell office:value-type="string">
            <text:p>675</text:p>
          </table:table-cell>
          <table:table-cell office:value-type="string">
            <text:p>wetl_shrb_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675</text:p>
          </table:table-cell>
          <table:table-cell office:value-type="string">
            <text:p>1250</text:p>
          </table:table-cell>
          <table:table-cell office:value-type="string">
            <text:p>wetl_shrb_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1250</text:p>
          </table:table-cell>
          <table:table-cell office:value-type="string">
            <text:p>99999</text:p>
          </table:table-cell>
          <table:table-cell office:value-type="string">
            <text:p>wetl_shrb_cld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0</text:p>
          </table:table-cell>
          <table:table-cell office:value-type="string">
            <text:p>525</text:p>
          </table:table-cell>
          <table:table-cell office:value-type="string">
            <text:p>wetl_shrb_tmp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525</text:p>
          </table:table-cell>
          <table:table-cell office:value-type="string">
            <text:p>795</text:p>
          </table:table-cell>
          <table:table-cell office:value-type="string">
            <text:p>wetl_shrb_tmp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795</text:p>
          </table:table-cell>
          <table:table-cell office:value-type="string">
            <text:p>1300</text:p>
          </table:table-cell>
          <table:table-cell office:value-type="string">
            <text:p>wetl_shrb_tmp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1300</text:p>
          </table:table-cell>
          <table:table-cell office:value-type="string">
            <text:p>99999</text:p>
          </table:table-cell>
          <table:table-cell office:value-type="string">
            <text:p>wetl_shrb_tmp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>wetl_shrb_wrm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600</text:p>
          </table:table-cell>
          <table:table-cell office:value-type="string">
            <text:p>875</text:p>
          </table:table-cell>
          <table:table-cell office:value-type="string">
            <text:p>wetl_shrb_wrm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875</text:p>
          </table:table-cell>
          <table:table-cell office:value-type="string">
            <text:p>1375</text:p>
          </table:table-cell>
          <table:table-cell office:value-type="string">
            <text:p>wetl_shrb_wrm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1375</text:p>
          </table:table-cell>
          <table:table-cell office:value-type="string">
            <text:p>99999</text:p>
          </table:table-cell>
          <table:table-cell office:value-type="string">
            <text:p>wetl_shrb_wrm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0</text:p>
          </table:table-cell>
          <table:table-cell office:value-type="string">
            <text:p>675</text:p>
          </table:table-cell>
          <table:table-cell office:value-type="string">
            <text:p>wetl_shrb_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675</text:p>
          </table:table-cell>
          <table:table-cell office:value-type="string">
            <text:p>980</text:p>
          </table:table-cell>
          <table:table-cell office:value-type="string">
            <text:p>wetl_shrb_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980</text:p>
          </table:table-cell>
          <table:table-cell office:value-type="string">
            <text:p>1395</text:p>
          </table:table-cell>
          <table:table-cell office:value-type="string">
            <text:p>wetl_shrb_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1395</text:p>
          </table:table-cell>
          <table:table-cell office:value-type="string">
            <text:p>99999</text:p>
          </table:table-cell>
          <table:table-cell office:value-type="string">
            <text:p>wetl_shrb_hot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0</text:p>
          </table:table-cell>
          <table:table-cell office:value-type="string">
            <text:p>745</text:p>
          </table:table-cell>
          <table:table-cell office:value-type="string">
            <text:p>wetl_shrb_v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745</text:p>
          </table:table-cell>
          <table:table-cell office:value-type="string">
            <text:p>1055</text:p>
          </table:table-cell>
          <table:table-cell office:value-type="string">
            <text:p>wetl_shrb_v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055</text:p>
          </table:table-cell>
          <table:table-cell office:value-type="string">
            <text:p>1425</text:p>
          </table:table-cell>
          <table:table-cell office:value-type="string">
            <text:p>wetl_shrb_vhot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WETLAND_SHRUB_CLOSED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425</text:p>
          </table:table-cell>
          <table:table-cell office:value-type="string">
            <text:p>99999</text:p>
          </table:table-cell>
          <table:table-cell office:value-type="string">
            <text:p>wetl_shrb_vhot_wet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# for still not assigned urban_terrain landuses we have all the fall-backs here (FRUIT and ORCHARDS are in DECIDUOUS section)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4"/>
          <table:table-cell table:number-columns-repeated="1001"/>
        </table:table-row>
        <table:table-row table:style-name="ro1">
          <table:table-cell table:style-name="ce1" office:value-type="string">
            <text:p>#FOREST_RULE</text:p>
          </table:table-cell>
          <table:table-cell table:style-name="ce1" office:value-type="string">
            <text:p>LAND USE</text:p>
          </table:table-cell>
          <table:table-cell table:style-name="ce1" office:value-type="string">
            <text:p>TEMP</text:p>
          </table:table-cell>
          <table:table-cell table:style-name="ce1"/>
          <table:table-cell table:style-name="ce1" office:value-type="string">
            <text:p><text:s text:c="2"/>RAINFALL</text:p>
          </table:table-cell>
          <table:table-cell table:style-name="ce1"/>
          <table:table-cell table:style-name="ce1" office:value-type="string">
            <text:p>NAME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#</text:p>
          </table:table-cell>
          <table:table-cell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5" office:value-type="string">
            <text:p>#GRASSLAND</text:p>
          </table:table-cell>
          <table:table-cell table:number-columns-repeated="1007"/>
        </table:table-row>
        <table:table-row table:style-name="ro1">
          <table:table-cell table:style-name="ce6" office:value-type="string">
            <text:p>FOREST_RULE</text:p>
          </table:table-cell>
          <table:table-cell office:value-type="string">
            <text:p>lu_globcover_GRASSLAND,lu_globcover_WETLAND_GRASSLAND,lu_globcover_PASTURES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2225</text:p>
          </table:table-cell>
          <table:table-cell office:value-type="string">
            <text:p>99999</text:p>
          </table:table-cell>
          <table:table-cell office:value-type="string">
            <text:p>grass_rainforest_vhot_rain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#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4"/>
          <table:table-cell table:number-columns-repeated="1001"/>
        </table:table-row>
        <table:table-row table:style-name="ro1">
          <table:table-cell table:style-name="ce1" office:value-type="string">
            <text:p>#FOREST_RULE</text:p>
          </table:table-cell>
          <table:table-cell table:style-name="ce1" office:value-type="string">
            <text:p>LAND USE</text:p>
          </table:table-cell>
          <table:table-cell table:style-name="ce1" office:value-type="string">
            <text:p>TEMP</text:p>
          </table:table-cell>
          <table:table-cell table:style-name="ce1"/>
          <table:table-cell table:style-name="ce1" office:value-type="string">
            <text:p><text:s text:c="2"/>RAINFALL</text:p>
          </table:table-cell>
          <table:table-cell table:style-name="ce1"/>
          <table:table-cell table:style-name="ce1" office:value-type="string">
            <text:p>NAME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#</text:p>
          </table:table-cell>
          <table:table-cell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5" office:value-type="string">
            <text:p>#SHRUB</text:p>
          </table:table-cell>
          <table:table-cell table:number-columns-repeated="1007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0</text:p>
          </table:table-cell>
          <table:table-cell office:value-type="string">
            <text:p>155</text:p>
          </table:table-cell>
          <table:table-cell office:value-type="string">
            <text:p>shrb_v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55</text:p>
          </table:table-cell>
          <table:table-cell office:value-type="string">
            <text:p>475</text:p>
          </table:table-cell>
          <table:table-cell office:value-type="string">
            <text:p>shrb_v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475</text:p>
          </table:table-cell>
          <table:table-cell office:value-type="string">
            <text:p>1100</text:p>
          </table:table-cell>
          <table:table-cell office:value-type="string">
            <text:p>shrb_v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100</text:p>
          </table:table-cell>
          <table:table-cell office:value-type="string">
            <text:p>99999</text:p>
          </table:table-cell>
          <table:table-cell office:value-type="string">
            <text:p>shrb_vcld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0</text:p>
          </table:table-cell>
          <table:table-cell office:value-type="string">
            <text:p>405</text:p>
          </table:table-cell>
          <table:table-cell office:value-type="string">
            <text:p>shrb_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405</text:p>
          </table:table-cell>
          <table:table-cell office:value-type="string">
            <text:p>675</text:p>
          </table:table-cell>
          <table:table-cell office:value-type="string">
            <text:p>shrb_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675</text:p>
          </table:table-cell>
          <table:table-cell office:value-type="string">
            <text:p>1250</text:p>
          </table:table-cell>
          <table:table-cell office:value-type="string">
            <text:p>shrb_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1250</text:p>
          </table:table-cell>
          <table:table-cell office:value-type="string">
            <text:p>99999</text:p>
          </table:table-cell>
          <table:table-cell office:value-type="string">
            <text:p>shrb_cld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0</text:p>
          </table:table-cell>
          <table:table-cell office:value-type="string">
            <text:p>525</text:p>
          </table:table-cell>
          <table:table-cell office:value-type="string">
            <text:p>shrb_tmp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525</text:p>
          </table:table-cell>
          <table:table-cell office:value-type="string">
            <text:p>795</text:p>
          </table:table-cell>
          <table:table-cell office:value-type="string">
            <text:p>shrb_tmp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795</text:p>
          </table:table-cell>
          <table:table-cell office:value-type="string">
            <text:p>1300</text:p>
          </table:table-cell>
          <table:table-cell office:value-type="string">
            <text:p>shrb_tmp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1300</text:p>
          </table:table-cell>
          <table:table-cell office:value-type="string">
            <text:p>99999</text:p>
          </table:table-cell>
          <table:table-cell office:value-type="string">
            <text:p>shrb_tmp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>shrb_wrm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600</text:p>
          </table:table-cell>
          <table:table-cell office:value-type="string">
            <text:p>875</text:p>
          </table:table-cell>
          <table:table-cell office:value-type="string">
            <text:p>shrb_wrm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875</text:p>
          </table:table-cell>
          <table:table-cell office:value-type="string">
            <text:p>1375</text:p>
          </table:table-cell>
          <table:table-cell office:value-type="string">
            <text:p>shrb_wrm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1375</text:p>
          </table:table-cell>
          <table:table-cell office:value-type="string">
            <text:p>99999</text:p>
          </table:table-cell>
          <table:table-cell office:value-type="string">
            <text:p>shrb_wrm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0</text:p>
          </table:table-cell>
          <table:table-cell office:value-type="string">
            <text:p>675</text:p>
          </table:table-cell>
          <table:table-cell office:value-type="string">
            <text:p>shrb_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675</text:p>
          </table:table-cell>
          <table:table-cell office:value-type="string">
            <text:p>980</text:p>
          </table:table-cell>
          <table:table-cell office:value-type="string">
            <text:p>shrb_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980</text:p>
          </table:table-cell>
          <table:table-cell office:value-type="string">
            <text:p>1395</text:p>
          </table:table-cell>
          <table:table-cell office:value-type="string">
            <text:p>shrb_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1395</text:p>
          </table:table-cell>
          <table:table-cell office:value-type="string">
            <text:p>99999</text:p>
          </table:table-cell>
          <table:table-cell office:value-type="string">
            <text:p>shrb_hot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0</text:p>
          </table:table-cell>
          <table:table-cell office:value-type="string">
            <text:p>745</text:p>
          </table:table-cell>
          <table:table-cell office:value-type="string">
            <text:p>shrb_v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745</text:p>
          </table:table-cell>
          <table:table-cell office:value-type="string">
            <text:p>1055</text:p>
          </table:table-cell>
          <table:table-cell office:value-type="string">
            <text:p>shrb_v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055</text:p>
          </table:table-cell>
          <table:table-cell office:value-type="string">
            <text:p>1425</text:p>
          </table:table-cell>
          <table:table-cell office:value-type="string">
            <text:p>shrb_vhot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SHRUB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425</text:p>
          </table:table-cell>
          <table:table-cell office:value-type="string">
            <text:p>99999</text:p>
          </table:table-cell>
          <table:table-cell office:value-type="string">
            <text:p>shrb_vhot_wet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# for still not asigned <text:span text:style-name="T1">lu_globcover_CROP_FRUIT,lu_globcover</text:span><text:span text:style-name="T2">_CROP</text:span><text:span text:style-name="T1">_ORCHARDS we have all the fall-backs here</text:span>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4"/>
          <table:table-cell table:number-columns-repeated="1001"/>
        </table:table-row>
        <table:table-row table:style-name="ro1">
          <table:table-cell table:style-name="ce1" office:value-type="string">
            <text:p>#FOREST_RULE</text:p>
          </table:table-cell>
          <table:table-cell table:style-name="ce1" office:value-type="string">
            <text:p>LAND USE</text:p>
          </table:table-cell>
          <table:table-cell table:style-name="ce1" office:value-type="string">
            <text:p>TEMP</text:p>
          </table:table-cell>
          <table:table-cell table:style-name="ce1"/>
          <table:table-cell table:style-name="ce1" office:value-type="string">
            <text:p><text:s text:c="2"/>RAINFALL</text:p>
          </table:table-cell>
          <table:table-cell table:style-name="ce1"/>
          <table:table-cell table:style-name="ce1" office:value-type="string">
            <text:p>NAME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#</text:p>
          </table:table-cell>
          <table:table-cell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5" office:value-type="string">
            <text:p>#DECIDUOS_DENSE</text:p>
          </table:table-cell>
          <table:table-cell table:number-columns-repeated="1007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0</text:p>
          </table:table-cell>
          <table:table-cell office:value-type="string">
            <text:p>155</text:p>
          </table:table-cell>
          <table:table-cell office:value-type="string">
            <text:p>broad_v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55</text:p>
          </table:table-cell>
          <table:table-cell office:value-type="string">
            <text:p>475</text:p>
          </table:table-cell>
          <table:table-cell office:value-type="string">
            <text:p>broad_v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475</text:p>
          </table:table-cell>
          <table:table-cell office:value-type="string">
            <text:p>1100</text:p>
          </table:table-cell>
          <table:table-cell office:value-type="string">
            <text:p>broad_v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100</text:p>
          </table:table-cell>
          <table:table-cell office:value-type="string">
            <text:p>99999</text:p>
          </table:table-cell>
          <table:table-cell office:value-type="string">
            <text:p>broad_vcld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0</text:p>
          </table:table-cell>
          <table:table-cell office:value-type="string">
            <text:p>155</text:p>
          </table:table-cell>
          <table:table-cell office:value-type="string">
            <text:p>broad_sp_v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55</text:p>
          </table:table-cell>
          <table:table-cell office:value-type="string">
            <text:p>475</text:p>
          </table:table-cell>
          <table:table-cell office:value-type="string">
            <text:p>broad_sp_v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475</text:p>
          </table:table-cell>
          <table:table-cell office:value-type="string">
            <text:p>1100</text:p>
          </table:table-cell>
          <table:table-cell office:value-type="string">
            <text:p>broad_sp_v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100</text:p>
          </table:table-cell>
          <table:table-cell office:value-type="string">
            <text:p>99999</text:p>
          </table:table-cell>
          <table:table-cell office:value-type="string">
            <text:p>broad_sp_vcld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0</text:p>
          </table:table-cell>
          <table:table-cell office:value-type="string">
            <text:p>405</text:p>
          </table:table-cell>
          <table:table-cell office:value-type="string">
            <text:p>broad_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405</text:p>
          </table:table-cell>
          <table:table-cell office:value-type="string">
            <text:p>675</text:p>
          </table:table-cell>
          <table:table-cell office:value-type="string">
            <text:p>broad_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675</text:p>
          </table:table-cell>
          <table:table-cell office:value-type="string">
            <text:p>1250</text:p>
          </table:table-cell>
          <table:table-cell office:value-type="string">
            <text:p>broad_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1250</text:p>
          </table:table-cell>
          <table:table-cell office:value-type="string">
            <text:p>99999</text:p>
          </table:table-cell>
          <table:table-cell office:value-type="string">
            <text:p>broad_cld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0</text:p>
          </table:table-cell>
          <table:table-cell office:value-type="string">
            <text:p>405</text:p>
          </table:table-cell>
          <table:table-cell office:value-type="string">
            <text:p>broad_sp_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405</text:p>
          </table:table-cell>
          <table:table-cell office:value-type="string">
            <text:p>675</text:p>
          </table:table-cell>
          <table:table-cell office:value-type="string">
            <text:p>broad_sp_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675</text:p>
          </table:table-cell>
          <table:table-cell office:value-type="string">
            <text:p>1250</text:p>
          </table:table-cell>
          <table:table-cell office:value-type="string">
            <text:p>broad_sp_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1250</text:p>
          </table:table-cell>
          <table:table-cell office:value-type="string">
            <text:p>99999</text:p>
          </table:table-cell>
          <table:table-cell office:value-type="string">
            <text:p>broad_sp_cld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0</text:p>
          </table:table-cell>
          <table:table-cell office:value-type="string">
            <text:p>525</text:p>
          </table:table-cell>
          <table:table-cell office:value-type="string">
            <text:p>broad_tmp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525</text:p>
          </table:table-cell>
          <table:table-cell office:value-type="string">
            <text:p>795</text:p>
          </table:table-cell>
          <table:table-cell office:value-type="string">
            <text:p>broad_tmp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795</text:p>
          </table:table-cell>
          <table:table-cell office:value-type="string">
            <text:p>1300</text:p>
          </table:table-cell>
          <table:table-cell office:value-type="string">
            <text:p>broad_tmp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1300</text:p>
          </table:table-cell>
          <table:table-cell office:value-type="string">
            <text:p>99999</text:p>
          </table:table-cell>
          <table:table-cell office:value-type="string">
            <text:p>broad_tmp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0</text:p>
          </table:table-cell>
          <table:table-cell office:value-type="string">
            <text:p>525</text:p>
          </table:table-cell>
          <table:table-cell office:value-type="string">
            <text:p>broad_sp_tmp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525</text:p>
          </table:table-cell>
          <table:table-cell office:value-type="string">
            <text:p>795</text:p>
          </table:table-cell>
          <table:table-cell office:value-type="string">
            <text:p>broad_sp_tmp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795</text:p>
          </table:table-cell>
          <table:table-cell office:value-type="string">
            <text:p>1300</text:p>
          </table:table-cell>
          <table:table-cell office:value-type="string">
            <text:p>broad_sp_tmp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1300</text:p>
          </table:table-cell>
          <table:table-cell office:value-type="string">
            <text:p>99999</text:p>
          </table:table-cell>
          <table:table-cell office:value-type="string">
            <text:p>broad_sp_tmp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>broad_wrm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600</text:p>
          </table:table-cell>
          <table:table-cell office:value-type="string">
            <text:p>875</text:p>
          </table:table-cell>
          <table:table-cell office:value-type="string">
            <text:p>broad_wrm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875</text:p>
          </table:table-cell>
          <table:table-cell office:value-type="string">
            <text:p>1375</text:p>
          </table:table-cell>
          <table:table-cell office:value-type="string">
            <text:p>broad_wrm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1375</text:p>
          </table:table-cell>
          <table:table-cell office:value-type="string">
            <text:p>99999</text:p>
          </table:table-cell>
          <table:table-cell office:value-type="string">
            <text:p>broad_wrm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>broad_sp_wrm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600</text:p>
          </table:table-cell>
          <table:table-cell office:value-type="string">
            <text:p>875</text:p>
          </table:table-cell>
          <table:table-cell office:value-type="string">
            <text:p>broad_sp_wrm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875</text:p>
          </table:table-cell>
          <table:table-cell office:value-type="string">
            <text:p>1375</text:p>
          </table:table-cell>
          <table:table-cell office:value-type="string">
            <text:p>broad_sp_wrm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1375</text:p>
          </table:table-cell>
          <table:table-cell office:value-type="string">
            <text:p>99999</text:p>
          </table:table-cell>
          <table:table-cell office:value-type="string">
            <text:p>broad_sp_wrm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0</text:p>
          </table:table-cell>
          <table:table-cell office:value-type="string">
            <text:p>675</text:p>
          </table:table-cell>
          <table:table-cell office:value-type="string">
            <text:p>broad_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675</text:p>
          </table:table-cell>
          <table:table-cell office:value-type="string">
            <text:p>980</text:p>
          </table:table-cell>
          <table:table-cell office:value-type="string">
            <text:p>broad_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980</text:p>
          </table:table-cell>
          <table:table-cell office:value-type="string">
            <text:p>1395</text:p>
          </table:table-cell>
          <table:table-cell office:value-type="string">
            <text:p>broad_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1395</text:p>
          </table:table-cell>
          <table:table-cell office:value-type="string">
            <text:p>99999</text:p>
          </table:table-cell>
          <table:table-cell office:value-type="string">
            <text:p>broad_hot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0</text:p>
          </table:table-cell>
          <table:table-cell office:value-type="string">
            <text:p>675</text:p>
          </table:table-cell>
          <table:table-cell office:value-type="string">
            <text:p>broad_sp_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675</text:p>
          </table:table-cell>
          <table:table-cell office:value-type="string">
            <text:p>980</text:p>
          </table:table-cell>
          <table:table-cell office:value-type="string">
            <text:p>broad_sp_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980</text:p>
          </table:table-cell>
          <table:table-cell office:value-type="string">
            <text:p>1395</text:p>
          </table:table-cell>
          <table:table-cell office:value-type="string">
            <text:p>broad_sp_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1395</text:p>
          </table:table-cell>
          <table:table-cell office:value-type="string">
            <text:p>99999</text:p>
          </table:table-cell>
          <table:table-cell office:value-type="string">
            <text:p>broad_sp_hot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0</text:p>
          </table:table-cell>
          <table:table-cell office:value-type="string">
            <text:p>745</text:p>
          </table:table-cell>
          <table:table-cell office:value-type="string">
            <text:p>broad_v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745</text:p>
          </table:table-cell>
          <table:table-cell office:value-type="string">
            <text:p>1055</text:p>
          </table:table-cell>
          <table:table-cell office:value-type="string">
            <text:p>broad_v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055</text:p>
          </table:table-cell>
          <table:table-cell office:value-type="string">
            <text:p>1425</text:p>
          </table:table-cell>
          <table:table-cell office:value-type="string">
            <text:p>broad_vhot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425</text:p>
          </table:table-cell>
          <table:table-cell office:value-type="string">
            <text:p>2225</text:p>
          </table:table-cell>
          <table:table-cell office:value-type="string">
            <text:p>broad_v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DENSE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2225</text:p>
          </table:table-cell>
          <table:table-cell office:value-type="string">
            <text:p>99999</text:p>
          </table:table-cell>
          <table:table-cell office:value-type="string">
            <text:p>rainforest_vhot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0</text:p>
          </table:table-cell>
          <table:table-cell office:value-type="string">
            <text:p>745</text:p>
          </table:table-cell>
          <table:table-cell office:value-type="string">
            <text:p>broad_sp_v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745</text:p>
          </table:table-cell>
          <table:table-cell office:value-type="string">
            <text:p>1055</text:p>
          </table:table-cell>
          <table:table-cell office:value-type="string">
            <text:p>broad_sp_v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055</text:p>
          </table:table-cell>
          <table:table-cell office:value-type="string">
            <text:p>1425</text:p>
          </table:table-cell>
          <table:table-cell office:value-type="string">
            <text:p>broad_sp_vhot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425</text:p>
          </table:table-cell>
          <table:table-cell office:value-type="string">
            <text:p>2225</text:p>
          </table:table-cell>
          <table:table-cell office:value-type="string">
            <text:p>broad_sp_v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DECIDUOS_SPARSE,lu_globcover_CROP_FRUIT,lu_globcover_CROP_ORCHARDS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2225</text:p>
          </table:table-cell>
          <table:table-cell office:value-type="string">
            <text:p>99999</text:p>
          </table:table-cell>
          <table:table-cell table:style-name="ce17" office:value-type="string">
            <text:p>rainforest_sp_vhot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table:style-name="ce1" office:value-type="string">
            <text:p>#FOREST_RULE</text:p>
          </table:table-cell>
          <table:table-cell table:style-name="ce1" office:value-type="string">
            <text:p>LAND USE</text:p>
          </table:table-cell>
          <table:table-cell table:style-name="ce1" office:value-type="string">
            <text:p>TEMP</text:p>
          </table:table-cell>
          <table:table-cell table:style-name="ce1"/>
          <table:table-cell table:style-name="ce1" office:value-type="string">
            <text:p><text:s text:c="2"/>RAINFALL</text:p>
          </table:table-cell>
          <table:table-cell table:style-name="ce1"/>
          <table:table-cell table:style-name="ce1" office:value-type="string">
            <text:p>NAME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#</text:p>
          </table:table-cell>
          <table:table-cell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5" office:value-type="string">
            <text:p>#DECIDUOS_DENSE</text:p>
          </table:table-cell>
          <table:table-cell table:number-columns-repeated="1007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0</text:p>
          </table:table-cell>
          <table:table-cell office:value-type="string">
            <text:p>155</text:p>
          </table:table-cell>
          <table:table-cell office:value-type="string">
            <text:p>mixed_v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55</text:p>
          </table:table-cell>
          <table:table-cell office:value-type="string">
            <text:p>475</text:p>
          </table:table-cell>
          <table:table-cell office:value-type="string">
            <text:p>mixed_v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475</text:p>
          </table:table-cell>
          <table:table-cell office:value-type="string">
            <text:p>1100</text:p>
          </table:table-cell>
          <table:table-cell office:value-type="string">
            <text:p>mixed_v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100</text:p>
          </table:table-cell>
          <table:table-cell office:value-type="string">
            <text:p>99999</text:p>
          </table:table-cell>
          <table:table-cell office:value-type="string">
            <text:p>mixed_vcld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0</text:p>
          </table:table-cell>
          <table:table-cell office:value-type="string">
            <text:p>155</text:p>
          </table:table-cell>
          <table:table-cell office:value-type="string">
            <text:p>mixed_sp_v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55</text:p>
          </table:table-cell>
          <table:table-cell office:value-type="string">
            <text:p>475</text:p>
          </table:table-cell>
          <table:table-cell office:value-type="string">
            <text:p>mixed_sp_v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475</text:p>
          </table:table-cell>
          <table:table-cell office:value-type="string">
            <text:p>1100</text:p>
          </table:table-cell>
          <table:table-cell office:value-type="string">
            <text:p>mixed_sp_v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100</text:p>
          </table:table-cell>
          <table:table-cell office:value-type="string">
            <text:p>99999</text:p>
          </table:table-cell>
          <table:table-cell office:value-type="string">
            <text:p>mixed_sp_vcld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0</text:p>
          </table:table-cell>
          <table:table-cell office:value-type="string">
            <text:p>405</text:p>
          </table:table-cell>
          <table:table-cell office:value-type="string">
            <text:p>mixed_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405</text:p>
          </table:table-cell>
          <table:table-cell office:value-type="string">
            <text:p>675</text:p>
          </table:table-cell>
          <table:table-cell office:value-type="string">
            <text:p>mixed_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675</text:p>
          </table:table-cell>
          <table:table-cell office:value-type="string">
            <text:p>1250</text:p>
          </table:table-cell>
          <table:table-cell office:value-type="string">
            <text:p>mixed_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1250</text:p>
          </table:table-cell>
          <table:table-cell office:value-type="string">
            <text:p>99999</text:p>
          </table:table-cell>
          <table:table-cell office:value-type="string">
            <text:p>mixed_cld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0</text:p>
          </table:table-cell>
          <table:table-cell office:value-type="string">
            <text:p>405</text:p>
          </table:table-cell>
          <table:table-cell office:value-type="string">
            <text:p>mixed_sp_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405</text:p>
          </table:table-cell>
          <table:table-cell office:value-type="string">
            <text:p>675</text:p>
          </table:table-cell>
          <table:table-cell office:value-type="string">
            <text:p>mixed_sp_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675</text:p>
          </table:table-cell>
          <table:table-cell office:value-type="string">
            <text:p>1250</text:p>
          </table:table-cell>
          <table:table-cell office:value-type="string">
            <text:p>mixed_sp_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1250</text:p>
          </table:table-cell>
          <table:table-cell office:value-type="string">
            <text:p>99999</text:p>
          </table:table-cell>
          <table:table-cell office:value-type="string">
            <text:p>mixed_sp_cld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0</text:p>
          </table:table-cell>
          <table:table-cell office:value-type="string">
            <text:p>525</text:p>
          </table:table-cell>
          <table:table-cell office:value-type="string">
            <text:p>mixed_tmp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525</text:p>
          </table:table-cell>
          <table:table-cell office:value-type="string">
            <text:p>795</text:p>
          </table:table-cell>
          <table:table-cell office:value-type="string">
            <text:p>mixed_tmp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795</text:p>
          </table:table-cell>
          <table:table-cell office:value-type="string">
            <text:p>1300</text:p>
          </table:table-cell>
          <table:table-cell office:value-type="string">
            <text:p>mixed_tmp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1300</text:p>
          </table:table-cell>
          <table:table-cell office:value-type="string">
            <text:p>99999</text:p>
          </table:table-cell>
          <table:table-cell office:value-type="string">
            <text:p>mixed_tmp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0</text:p>
          </table:table-cell>
          <table:table-cell office:value-type="string">
            <text:p>525</text:p>
          </table:table-cell>
          <table:table-cell office:value-type="string">
            <text:p>mixed_sp_tmp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525</text:p>
          </table:table-cell>
          <table:table-cell office:value-type="string">
            <text:p>795</text:p>
          </table:table-cell>
          <table:table-cell office:value-type="string">
            <text:p>mixed_sp_tmp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795</text:p>
          </table:table-cell>
          <table:table-cell office:value-type="string">
            <text:p>1300</text:p>
          </table:table-cell>
          <table:table-cell office:value-type="string">
            <text:p>mixed_sp_tmp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1300</text:p>
          </table:table-cell>
          <table:table-cell office:value-type="string">
            <text:p>99999</text:p>
          </table:table-cell>
          <table:table-cell office:value-type="string">
            <text:p>mixed_sp_tmp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>mixed_wrm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600</text:p>
          </table:table-cell>
          <table:table-cell office:value-type="string">
            <text:p>875</text:p>
          </table:table-cell>
          <table:table-cell office:value-type="string">
            <text:p>mixed_wrm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875</text:p>
          </table:table-cell>
          <table:table-cell office:value-type="string">
            <text:p>1375</text:p>
          </table:table-cell>
          <table:table-cell office:value-type="string">
            <text:p>mixed_wrm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1375</text:p>
          </table:table-cell>
          <table:table-cell office:value-type="string">
            <text:p>99999</text:p>
          </table:table-cell>
          <table:table-cell office:value-type="string">
            <text:p>mixed_wrm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>mixed_sp_wrm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600</text:p>
          </table:table-cell>
          <table:table-cell office:value-type="string">
            <text:p>875</text:p>
          </table:table-cell>
          <table:table-cell office:value-type="string">
            <text:p>mixed_sp_wrm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875</text:p>
          </table:table-cell>
          <table:table-cell office:value-type="string">
            <text:p>1375</text:p>
          </table:table-cell>
          <table:table-cell office:value-type="string">
            <text:p>mixed_sp_wrm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1375</text:p>
          </table:table-cell>
          <table:table-cell office:value-type="string">
            <text:p>99999</text:p>
          </table:table-cell>
          <table:table-cell office:value-type="string">
            <text:p>mixed_sp_wrm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0</text:p>
          </table:table-cell>
          <table:table-cell office:value-type="string">
            <text:p>675</text:p>
          </table:table-cell>
          <table:table-cell office:value-type="string">
            <text:p>mixed_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675</text:p>
          </table:table-cell>
          <table:table-cell office:value-type="string">
            <text:p>980</text:p>
          </table:table-cell>
          <table:table-cell office:value-type="string">
            <text:p>mixed_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980</text:p>
          </table:table-cell>
          <table:table-cell office:value-type="string">
            <text:p>1395</text:p>
          </table:table-cell>
          <table:table-cell office:value-type="string">
            <text:p>mixed_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1395</text:p>
          </table:table-cell>
          <table:table-cell office:value-type="string">
            <text:p>99999</text:p>
          </table:table-cell>
          <table:table-cell office:value-type="string">
            <text:p>mixed_hot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0</text:p>
          </table:table-cell>
          <table:table-cell office:value-type="string">
            <text:p>675</text:p>
          </table:table-cell>
          <table:table-cell office:value-type="string">
            <text:p>mixed_sp_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675</text:p>
          </table:table-cell>
          <table:table-cell office:value-type="string">
            <text:p>980</text:p>
          </table:table-cell>
          <table:table-cell office:value-type="string">
            <text:p>mixed_sp_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980</text:p>
          </table:table-cell>
          <table:table-cell office:value-type="string">
            <text:p>1395</text:p>
          </table:table-cell>
          <table:table-cell office:value-type="string">
            <text:p>mixed_sp_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1395</text:p>
          </table:table-cell>
          <table:table-cell office:value-type="string">
            <text:p>99999</text:p>
          </table:table-cell>
          <table:table-cell office:value-type="string">
            <text:p>mixed_sp_hot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0</text:p>
          </table:table-cell>
          <table:table-cell office:value-type="string">
            <text:p>745</text:p>
          </table:table-cell>
          <table:table-cell office:value-type="string">
            <text:p>mixed_v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745</text:p>
          </table:table-cell>
          <table:table-cell office:value-type="string">
            <text:p>1055</text:p>
          </table:table-cell>
          <table:table-cell office:value-type="string">
            <text:p>mixed_v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055</text:p>
          </table:table-cell>
          <table:table-cell office:value-type="string">
            <text:p>1425</text:p>
          </table:table-cell>
          <table:table-cell office:value-type="string">
            <text:p>mixed_v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425</text:p>
          </table:table-cell>
          <table:table-cell office:value-type="string">
            <text:p>2225</text:p>
          </table:table-cell>
          <table:table-cell office:value-type="string">
            <text:p>mixed_vhot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DENSE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2225</text:p>
          </table:table-cell>
          <table:table-cell office:value-type="string">
            <text:p>99999</text:p>
          </table:table-cell>
          <table:table-cell office:value-type="string">
            <text:p>rainforestm_vhot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0</text:p>
          </table:table-cell>
          <table:table-cell office:value-type="string">
            <text:p>745</text:p>
          </table:table-cell>
          <table:table-cell office:value-type="string">
            <text:p>mixed_sp_v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745</text:p>
          </table:table-cell>
          <table:table-cell office:value-type="string">
            <text:p>1055</text:p>
          </table:table-cell>
          <table:table-cell office:value-type="string">
            <text:p>mixed_sp_v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055</text:p>
          </table:table-cell>
          <table:table-cell office:value-type="string">
            <text:p>1425</text:p>
          </table:table-cell>
          <table:table-cell office:value-type="string">
            <text:p>mixed_sp_v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425</text:p>
          </table:table-cell>
          <table:table-cell office:value-type="string">
            <text:p>2225</text:p>
          </table:table-cell>
          <table:table-cell office:value-type="string">
            <text:p>mixed_sp_vhot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MIXED_SPARSE,lu_globcover_FOREST_MOSAIC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2225</text:p>
          </table:table-cell>
          <table:table-cell office:value-type="string">
            <text:p>99999</text:p>
          </table:table-cell>
          <table:table-cell office:value-type="string">
            <text:p>rainforestm_sp_vhot_rain</text:p>
          </table:table-cell>
          <table:table-cell table:number-columns-repeated="1001"/>
        </table:table-row>
        <table:table-row table:style-name="ro1" table:number-rows-repeated="4">
          <table:table-cell table:number-columns-repeated="1008"/>
        </table:table-row>
        <table:table-row table:style-name="ro1">
          <table:table-cell table:style-name="ce4" office:value-type="string">
            <text:p># all conifer forests – more detailed assignemnts are done with 3D forest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4"/>
          <table:table-cell table:number-columns-repeated="1001"/>
        </table:table-row>
        <table:table-row table:style-name="ro1">
          <table:table-cell table:style-name="ce1" office:value-type="string">
            <text:p>#FOREST_RULE</text:p>
          </table:table-cell>
          <table:table-cell table:style-name="ce1" office:value-type="string">
            <text:p>LAND USE</text:p>
          </table:table-cell>
          <table:table-cell table:style-name="ce1" office:value-type="string">
            <text:p>TEMP</text:p>
          </table:table-cell>
          <table:table-cell table:style-name="ce1"/>
          <table:table-cell table:style-name="ce1" office:value-type="string">
            <text:p><text:s text:c="2"/>RAINFALL</text:p>
          </table:table-cell>
          <table:table-cell table:style-name="ce1"/>
          <table:table-cell table:style-name="ce1" office:value-type="string">
            <text:p>NAME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#</text:p>
          </table:table-cell>
          <table:table-cell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5" office:value-type="string">
            <text:p># CONIFER_DENSE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0</text:p>
          </table:table-cell>
          <table:table-cell office:value-type="string">
            <text:p>155</text:p>
          </table:table-cell>
          <table:table-cell office:value-type="string">
            <text:p>coni_v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55</text:p>
          </table:table-cell>
          <table:table-cell office:value-type="string">
            <text:p>475</text:p>
          </table:table-cell>
          <table:table-cell office:value-type="string">
            <text:p>coni_v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475</text:p>
          </table:table-cell>
          <table:table-cell office:value-type="string">
            <text:p>1100</text:p>
          </table:table-cell>
          <table:table-cell office:value-type="string">
            <text:p>coni_v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100</text:p>
          </table:table-cell>
          <table:table-cell office:value-type="string">
            <text:p>99999</text:p>
          </table:table-cell>
          <table:table-cell office:value-type="string">
            <text:p>coni_vcld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0</text:p>
          </table:table-cell>
          <table:table-cell office:value-type="string">
            <text:p>155</text:p>
          </table:table-cell>
          <table:table-cell office:value-type="string">
            <text:p>coni_sp_v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55</text:p>
          </table:table-cell>
          <table:table-cell office:value-type="string">
            <text:p>475</text:p>
          </table:table-cell>
          <table:table-cell office:value-type="string">
            <text:p>coni_sp_v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475</text:p>
          </table:table-cell>
          <table:table-cell office:value-type="string">
            <text:p>1100</text:p>
          </table:table-cell>
          <table:table-cell office:value-type="string">
            <text:p>coni_sp_v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-999</text:p>
          </table:table-cell>
          <table:table-cell office:value-type="string">
            <text:p>-1.0</text:p>
          </table:table-cell>
          <table:table-cell office:value-type="string">
            <text:p>1100</text:p>
          </table:table-cell>
          <table:table-cell office:value-type="string">
            <text:p>99999</text:p>
          </table:table-cell>
          <table:table-cell office:value-type="string">
            <text:p>coni_sp_vcld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0</text:p>
          </table:table-cell>
          <table:table-cell office:value-type="string">
            <text:p>405</text:p>
          </table:table-cell>
          <table:table-cell office:value-type="string">
            <text:p>coni_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405</text:p>
          </table:table-cell>
          <table:table-cell office:value-type="string">
            <text:p>675</text:p>
          </table:table-cell>
          <table:table-cell office:value-type="string">
            <text:p>coni_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675</text:p>
          </table:table-cell>
          <table:table-cell office:value-type="string">
            <text:p>1250</text:p>
          </table:table-cell>
          <table:table-cell office:value-type="string">
            <text:p>coni_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1250</text:p>
          </table:table-cell>
          <table:table-cell office:value-type="string">
            <text:p>99999</text:p>
          </table:table-cell>
          <table:table-cell office:value-type="string">
            <text:p>coni_cld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0</text:p>
          </table:table-cell>
          <table:table-cell office:value-type="string">
            <text:p>405</text:p>
          </table:table-cell>
          <table:table-cell office:value-type="string">
            <text:p>coni_sp_cld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405</text:p>
          </table:table-cell>
          <table:table-cell office:value-type="string">
            <text:p>675</text:p>
          </table:table-cell>
          <table:table-cell office:value-type="string">
            <text:p>coni_sp_cld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675</text:p>
          </table:table-cell>
          <table:table-cell office:value-type="string">
            <text:p>1250</text:p>
          </table:table-cell>
          <table:table-cell office:value-type="string">
            <text:p>coni_sp_cld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-1.0</text:p>
          </table:table-cell>
          <table:table-cell office:value-type="string">
            <text:p>4.0</text:p>
          </table:table-cell>
          <table:table-cell office:value-type="string">
            <text:p>1250</text:p>
          </table:table-cell>
          <table:table-cell office:value-type="string">
            <text:p>99999</text:p>
          </table:table-cell>
          <table:table-cell office:value-type="string">
            <text:p>coni_sp_cld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0</text:p>
          </table:table-cell>
          <table:table-cell office:value-type="string">
            <text:p>525</text:p>
          </table:table-cell>
          <table:table-cell office:value-type="string">
            <text:p>coni_tmp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525</text:p>
          </table:table-cell>
          <table:table-cell office:value-type="string">
            <text:p>795</text:p>
          </table:table-cell>
          <table:table-cell office:value-type="string">
            <text:p>coni_tmp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795</text:p>
          </table:table-cell>
          <table:table-cell office:value-type="string">
            <text:p>1300</text:p>
          </table:table-cell>
          <table:table-cell office:value-type="string">
            <text:p>coni_tmp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1300</text:p>
          </table:table-cell>
          <table:table-cell office:value-type="string">
            <text:p>99999</text:p>
          </table:table-cell>
          <table:table-cell office:value-type="string">
            <text:p>coni_tmp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0</text:p>
          </table:table-cell>
          <table:table-cell office:value-type="string">
            <text:p>525</text:p>
          </table:table-cell>
          <table:table-cell office:value-type="string">
            <text:p>coni_sp_tmp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525</text:p>
          </table:table-cell>
          <table:table-cell office:value-type="string">
            <text:p>795</text:p>
          </table:table-cell>
          <table:table-cell office:value-type="string">
            <text:p>coni_sp_tmp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795</text:p>
          </table:table-cell>
          <table:table-cell office:value-type="string">
            <text:p>1300</text:p>
          </table:table-cell>
          <table:table-cell office:value-type="string">
            <text:p>coni_sp_tmp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4.0</text:p>
          </table:table-cell>
          <table:table-cell office:value-type="string">
            <text:p>14.5</text:p>
          </table:table-cell>
          <table:table-cell office:value-type="string">
            <text:p>1300</text:p>
          </table:table-cell>
          <table:table-cell office:value-type="string">
            <text:p>99999</text:p>
          </table:table-cell>
          <table:table-cell office:value-type="string">
            <text:p>coni_sp_tmp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>coni_wrm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600</text:p>
          </table:table-cell>
          <table:table-cell office:value-type="string">
            <text:p>875</text:p>
          </table:table-cell>
          <table:table-cell office:value-type="string">
            <text:p>coni_wrm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875</text:p>
          </table:table-cell>
          <table:table-cell office:value-type="string">
            <text:p>1375</text:p>
          </table:table-cell>
          <table:table-cell office:value-type="string">
            <text:p>coni_wrm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1375</text:p>
          </table:table-cell>
          <table:table-cell office:value-type="string">
            <text:p>99999</text:p>
          </table:table-cell>
          <table:table-cell office:value-type="string">
            <text:p>coni_wrm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>coni_sp_wrm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600</text:p>
          </table:table-cell>
          <table:table-cell office:value-type="string">
            <text:p>875</text:p>
          </table:table-cell>
          <table:table-cell office:value-type="string">
            <text:p>coni_sp_wrm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875</text:p>
          </table:table-cell>
          <table:table-cell office:value-type="string">
            <text:p>1375</text:p>
          </table:table-cell>
          <table:table-cell office:value-type="string">
            <text:p>coni_sp_wrm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14.5</text:p>
          </table:table-cell>
          <table:table-cell office:value-type="string">
            <text:p>19.5</text:p>
          </table:table-cell>
          <table:table-cell office:value-type="string">
            <text:p>1375</text:p>
          </table:table-cell>
          <table:table-cell office:value-type="string">
            <text:p>99999</text:p>
          </table:table-cell>
          <table:table-cell office:value-type="string">
            <text:p>coni_sp_wrm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0</text:p>
          </table:table-cell>
          <table:table-cell office:value-type="string">
            <text:p>675</text:p>
          </table:table-cell>
          <table:table-cell office:value-type="string">
            <text:p>coni_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675</text:p>
          </table:table-cell>
          <table:table-cell office:value-type="string">
            <text:p>980</text:p>
          </table:table-cell>
          <table:table-cell office:value-type="string">
            <text:p>coni_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980</text:p>
          </table:table-cell>
          <table:table-cell office:value-type="string">
            <text:p>1395</text:p>
          </table:table-cell>
          <table:table-cell office:value-type="string">
            <text:p>coni_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1395</text:p>
          </table:table-cell>
          <table:table-cell office:value-type="string">
            <text:p>99999</text:p>
          </table:table-cell>
          <table:table-cell office:value-type="string">
            <text:p>coni_hot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0</text:p>
          </table:table-cell>
          <table:table-cell office:value-type="string">
            <text:p>675</text:p>
          </table:table-cell>
          <table:table-cell office:value-type="string">
            <text:p>coni_sp_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675</text:p>
          </table:table-cell>
          <table:table-cell office:value-type="string">
            <text:p>980</text:p>
          </table:table-cell>
          <table:table-cell office:value-type="string">
            <text:p>coni_sp_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980</text:p>
          </table:table-cell>
          <table:table-cell office:value-type="string">
            <text:p>1395</text:p>
          </table:table-cell>
          <table:table-cell office:value-type="string">
            <text:p>coni_sp_hot_wet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19.5</text:p>
          </table:table-cell>
          <table:table-cell office:value-type="string">
            <text:p>23.5</text:p>
          </table:table-cell>
          <table:table-cell office:value-type="string">
            <text:p>1395</text:p>
          </table:table-cell>
          <table:table-cell office:value-type="string">
            <text:p>99999</text:p>
          </table:table-cell>
          <table:table-cell office:value-type="string">
            <text:p>coni_sp_hot_rain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0</text:p>
          </table:table-cell>
          <table:table-cell office:value-type="string">
            <text:p>745</text:p>
          </table:table-cell>
          <table:table-cell office:value-type="string">
            <text:p>coni_v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745</text:p>
          </table:table-cell>
          <table:table-cell office:value-type="string">
            <text:p>1055</text:p>
          </table:table-cell>
          <table:table-cell office:value-type="string">
            <text:p>coni_v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055</text:p>
          </table:table-cell>
          <table:table-cell office:value-type="string">
            <text:p>1425</text:p>
          </table:table-cell>
          <table:table-cell office:value-type="string">
            <text:p>coni_vhot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DENSE,lu_globcover_FOREST_BRAODLEAVED_DENSE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425</text:p>
          </table:table-cell>
          <table:table-cell office:value-type="string">
            <text:p>99999</text:p>
          </table:table-cell>
          <table:table-cell office:value-type="string">
            <text:p>coni_vhot_wet</text:p>
          </table:table-cell>
          <table:table-cell table:number-columns-repeated="100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0</text:p>
          </table:table-cell>
          <table:table-cell office:value-type="string">
            <text:p>745</text:p>
          </table:table-cell>
          <table:table-cell office:value-type="string">
            <text:p>coni_sp_vhot_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745</text:p>
          </table:table-cell>
          <table:table-cell office:value-type="string">
            <text:p>1055</text:p>
          </table:table-cell>
          <table:table-cell office:value-type="string">
            <text:p>coni_sp_vhot_sdry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055</text:p>
          </table:table-cell>
          <table:table-cell office:value-type="string">
            <text:p>1425</text:p>
          </table:table-cell>
          <table:table-cell office:value-type="string">
            <text:p>coni_sp_vhot_rain</text:p>
          </table:table-cell>
          <table:table-cell table:number-columns-repeated="1001"/>
        </table:table-row>
        <table:table-row table:style-name="ro1">
          <table:table-cell office:value-type="string">
            <text:p>FOREST_RULE</text:p>
          </table:table-cell>
          <table:table-cell office:value-type="string">
            <text:p>lu_globcover_FOREST_CONIFER_SPARSE,lu_globcover_FOREST_BRAODLEAVED_SPARSE,lu_globcover_WETLAND_BROADLEAVED_OPEN</text:p>
          </table:table-cell>
          <table:table-cell office:value-type="string">
            <text:p>23.5</text:p>
          </table:table-cell>
          <table:table-cell office:value-type="string">
            <text:p>999</text:p>
          </table:table-cell>
          <table:table-cell office:value-type="string">
            <text:p>1425</text:p>
          </table:table-cell>
          <table:table-cell office:value-type="string">
            <text:p>99999</text:p>
          </table:table-cell>
          <table:table-cell office:value-type="string">
            <text:p>coni_sp_vhot_wet</text:p>
          </table:table-cell>
          <table:table-cell table:number-columns-repeated="1001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e2.A1:Tabelle2.A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3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6">16.01.2011</text:date>, <text:time>21:51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26T21:25:46</meta:creation-date>
    <dc:date>2011-01-16T21:51:54</dc:date>
    <meta:editing-duration>PT05H00M21S</meta:editing-duration>
    <meta:editing-cycles>23</meta:editing-cycles>
    <meta:generator>OpenOffice.org/3.2$Unix OpenOffice.org_project/320m19$Build-9505</meta:generator>
    <meta:document-statistic meta:table-count="3" meta:cell-count="1924" meta:object-count="0"/>
  </office:meta>
</office:document-meta>
</file>